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24pt" style:text-underline-style="solid" style:text-underline-width="auto" style:text-underline-color="font-color" style:font-size-asian="24pt" style:font-size-complex="24pt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ext_20_body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Text_20_body">
      <style:text-properties style:font-name="Times New Roman1"/>
    </style:style>
    <style:style style:name="P7" style:family="paragraph" style:parent-style-name="Text_20_body">
      <style:paragraph-properties fo:margin-left="0in" fo:margin-right="0in" fo:text-indent="0in" style:auto-text-indent="false" text:number-lines="true" text:line-number="1"/>
      <style:text-properties style:use-window-font-color="true" fo:font-weight="bold" style:font-weight-asian="bold" style:font-weight-complex="bold"/>
    </style:style>
    <style:style style:name="P8" style:family="paragraph" style:parent-style-name="Text_20_body">
      <style:paragraph-properties fo:margin-left="0.75in" fo:margin-right="-0.4583in" fo:text-indent="-0.25in" style:auto-text-indent="false" text:number-lines="true" text:line-number="1">
        <style:tab-stops/>
      </style:paragraph-properties>
    </style:style>
    <style:style style:name="P9" style:family="paragraph" style:parent-style-name="Standard" style:list-style-name="L1"/>
    <style:style style:name="P10" style:family="paragraph" style:parent-style-name="Text_20_body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11" style:family="paragraph" style:parent-style-name="Text_20_body" style:list-style-name="L2"/>
    <style:style style:name="P12" style:family="paragraph" style:parent-style-name="Text_20_body" style:list-style-name="L3">
      <style:text-properties style:use-window-font-color="true" style:font-name="Times New Roman1"/>
    </style:style>
    <style:style style:name="P13" style:family="paragraph" style:parent-style-name="Text_20_body" style:list-style-name="L4"/>
    <style:style style:name="P14" style:family="paragraph" style:parent-style-name="Text_20_body" style:list-style-name="L2">
      <style:paragraph-properties text:number-lines="true" text:line-number="1"/>
    </style:style>
    <style:style style:name="P15" style:family="paragraph" style:parent-style-name="Text_20_body" style:list-style-name="L2">
      <style:paragraph-properties text:number-lines="true" text:line-number="1"/>
      <style:text-properties style:use-window-font-color="true"/>
    </style:style>
    <style:style style:name="P16" style:family="paragraph" style:parent-style-name="Text_20_body" style:list-style-name="L2">
      <style:paragraph-properties fo:margin-left="0.75in" fo:margin-right="-0.4583in" fo:text-indent="-0.25in" style:auto-text-indent="false" text:number-lines="true" text:line-number="1">
        <style:tab-stops/>
      </style:paragraph-properties>
    </style:style>
    <style:style style:name="T1" style:family="text">
      <style:text-properties style:font-name="Times New Roman1"/>
    </style:style>
    <style:style style:name="T2" style:family="text">
      <style:text-properties fo:color="#ff0000"/>
    </style:style>
    <style:style style:name="T3" style:family="text">
      <style:text-properties style:use-window-font-color="true" style:font-name="Times New Roman1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pgavelist til frigivelse af version 1:</text:p>
      <text:p text:style-name="P1"/>
      <text:p text:style-name="P1">Kendte mangler (venter til sidst):</text:p>
      <text:p text:style-name="P3">Alle</text:p>
      <text:list xml:id="list1121051887" text:style-name="L1">
        <text:list-item>
          <text:p text:style-name="P9">Bestemme hvilken licens programmerne frigives under.<text:line-break/><text:span text:style-name="T2">Jens' opgave.</text:span></text:p>
        </text:list-item>
        <text:list-item>
          <text:p text:style-name="P9">Tilføje licens tekst til ALLE .pas filer.</text:p>
          <text:list>
            <text:list-item>
              <text:p text:style-name="P9">Skal det ikke være en creative commons non-commercial ?</text:p>
            </text:list-item>
          </text:list>
        </text:list-item>
        <text:list-item>
          <text:p text:style-name="P9">About box manager og entry<text:line-break/></text:p>
        </text:list-item>
      </text:list>
      <text:p text:style-name="P4">Core</text:p>
      <text:list xml:id="list2163205749" text:continue-numbering="true" text:style-name="L1">
        <text:list-item>
          <text:p text:style-name="P9">fastlåsning af version 1 af filstruktur<text:line-break/><text:span text:style-name="T2">sker først når programmerne frigives til version 1.</text:span></text:p>
        </text:list-item>
      </text:list>
      <text:p text:style-name="P5">Analysis</text:p>
      <text:list xml:id="list971153720" text:continue-numbering="true" text:style-name="L1">
        <text:list-item>
          <text:p text:style-name="P10">skal kunne læse filstruktur hele tiden <text:line-break/></text:p>
        </text:list-item>
      </text:list>
      <text:p text:style-name="P3">Prioriterede opgaver udføres i denne rækkefølge :</text:p>
      <text:p text:style-name="P3"/>
      <text:p text:style-name="P3">Manager</text:p>
      <text:list xml:id="list1461854211" text:style-name="L2">
        <text:list-item>
          <text:p text:style-name="P14">Report vinduer:</text:p>
          <text:list>
            <text:list-item>
              <text:p text:style-name="P14">Indholdet af &lt;title&gt;..&lt;/&gt; skal vises i Caption på formen. <text:line-break/><text:span text:style-name="T2">Lavet: torsten</text:span></text:p>
            </text:list-item>
            <text:list-item>
              <text:p text:style-name="P14">&lt;rapport udvides med i starten: &lt;h3&gt;Report : “nuv. title” Created dato og tid &lt;/h3&gt;<text:line-break/><text:span text:style-name="T2">Lavet: torsten</text:span></text:p>
            </text:list-item>
            <text:list-item>
              <text:p text:style-name="P14">Hvert rapportvindue skal gøres “selvstændig”, så brugeren lukker et ad gangen og kan gøre andet - nu er man låst til rapportvinduet. <text:line-break/><text:span text:style-name="T2">Lavet: torsten</text:span></text:p>
            </text:list-item>
            <text:list-item>
              <text:p text:style-name="P14">Skal kunne lukkes med ESC<text:line-break/><text:span text:style-name="T2">Lavet: torsten</text:span></text:p>
            </text:list-item>
          </text:list>
        </text:list-item>
        <text:list-item>
          <text:p text:style-name="P15">Copy :<text:line-break/>Flg. medtages: value label, range, “enter conditions”, entry mode, automatic values, value label setting, comparisons, jumps. (type/bredde og question som nu uændret).</text:p>
        </text:list-item>
        <text:list-item>
          <text:p text:style-name="P11"><text:span text:style-name="T1">Valuelabels må ikke kunne indeholde tomme labels</text:span> <text:span text:style-name="T3"><text:s/>(udskydes til ny value label editor ?)</text:span></text:p>
        </text:list-item>
      </text:list>
      <text:p text:style-name="P7">Entry</text:p>
      <text:list xml:id="list174261473" text:style-name="L3">
        <text:list-item>
          <text:p text:style-name="P12">Entry<text:line-break/>Value label form position skal gemmes i ini fil. Nu kan man flytte den, men positionen fastholdes ikke.</text:p>
        </text:list-item>
        <text:list-item>
          <text:p text:style-name="P12">Tilføj “toolbar”, på samme måde som i manager med “open project” - og option “show toolbar”. (Senere kommer der mere på samme toolbar) - punktet skal blot udføre open </text:p>
        </text:list-item>
        <text:list-item>
          <text:p text:style-name="P12">search menu tilføjes menupunkt med “list records” (svarer til Ctrl+l)</text:p>
        </text:list-item>
      </text:list>
      <text:p text:style-name="Text_20_body"/>
      <text:p text:style-name="Text_20_body">Herefter skal vi diskutere ensretning af keyboard, før nedenstående ændres.</text:p>
      <text:p text:style-name="Text_20_body"><text:soft-page-break/></text:p>
      <text:p text:style-name="P3">Manager</text:p>
      <text:list xml:id="list1035980931" text:continue-list="list1461854211" text:style-name="L2">
        <text:list-item>
          <text:p text:style-name="P14">Report vinduer:</text:p>
          <text:list>
            <text:list-item>
              <text:p text:style-name="P14">Udvides med “grid” til valg af rækkefølge og inklusion af “epx og epz” filer, samme gridtype, som i “add structure”</text:p>
            </text:list-item>
            <text:list-item>
              <text:p text:style-name="P16">Tilføjelse af “Extended definitions” - viser alle definitioner i tillæg til den simple question list på feltniveau, a la “codebook”, et felt ad gangen i hver sin tabel. Hver “feature” er en række i tabellen og i kolonner står der, hvad der er defineret.<text:line-break/>caption: feltnavn og question<text:line-break/>rækker: (første kolonne er navn, anden .... værdier mm udelades, hvis de ikke er definerede)<text:line-break/>type: integer/dmy etc<text:line-break/>range: faktiske værdier <text:line-break/>value label: <text:s text:c="3"/>navn <text:line-break/>missing values: 9,99 etc værdier i patentes)<text:line-break/>jumps: <text:line-break/>enter conditions:<text:line-break/>“type comment”:<text:line-break/>notes: <text:line-break/>calculations: <text:line-break/>Compare value to:</text:p>
            </text:list-item>
            <text:list-item>
              <text:p text:style-name="P16">Tilføjes project overview: Titel og abstract felter, samt antal databaser og for hver af disse antal records. Samme tabeltype som i pkt lige ovenfor, men hvert nøgleord er et af “project tekst felterne”. <text:line-break/></text:p>
            </text:list-item>
          </text:list>
        </text:list-item>
      </text:list>
      <text:p text:style-name="P8">Bugs (jeg kan ikke helt overskue disse, det må vi gøre senere)</text:p>
      <text:list xml:id="list1929250436" text:style-name="L4">
        <text:list-item>
          <text:p text:style-name="P13"><text:span text:style-name="T1">Flyspray #67 (Stata import, problems with missing).</text:span> <text:line-break/><text:span text:style-name="T2">Test igen med #67 vedhæftede data.</text:span></text:p>
        </text:list-item>
        <text:list-item>
          <text:p text:style-name="P13"><text:span text:style-name="T1">Flyspray #70 (Paste into uppercase field).</text:span> </text:p>
        </text:list-item>
      </text:list>
      <text:p text:style-name="Text_20_body"><text:span text:style-name="T1">Flyspray #59 (EpiData Manager crashes on "Check Version Online" in Help menu)</text:span> </text:p>
      <text:p text:style-name="Text_20_body"><text:span text:style-name="T1">Flyspray #75 (Oprettelse af Section i windows/Mac fungerer ikke godt)</text:span> </text:p>
      <text:p text:style-name="P6">Flyspray #77 (Old dates for MAC appalications) </text:p>
      <text:p text:style-name="P6">hvad går det ud på ?</text:p>
      <text:p text:style-name="Text_20_body"><text:span text:style-name="T1">Flyspray #69 ("Paste As.." skal placere felter der hvor musen er)</text:span> </text:p>
      <text:p text:style-name="Text_20_body">Flyspray #81 (Load af PDF på MAC).</text:p>
      <text:p text:style-name="P6">MAC:</text:p>
      <text:p text:style-name="Text_20_body"><text:span text:style-name="T1">tastatur layout på Mac og generelt</text:span> </text:p>
      <text:p text:style-name="P4"/>
      <text:p text:style-name="P4">Kendte mangler og bugs i <text:s/>Entryclient: </text:p>
      <text:p text:style-name="Text_20_body">FS #85 (A/V ved exit af felt).</text:p>
      <text:p text:style-name="Text_20_body">FS #70 (Paste in i Uppercase felt)</text:p>
      <text:p text:style-name="Text_20_body"/>
      <text:p text:style-name="Text_20_body"><text:soft-page-break/>WIKI:</text:p>
      <text:p text:style-name="Text_20_body"><text:span text:style-name="T1">opdatering af wiki</text:span> </text:p>
      <text:p text:style-name="Standard">e+m: Flere sprog i question og labels forklares (og indføres senere)</text:p>
      <text:p text:style-name="Standard"/>
      <text:p text:style-name="Standard"/>
      <text:p text:style-name="Standard">Er løst eller udskudt til efter version 1 </text:p>
      <text:p text:style-name="Standard">e: søgning i enkeltfelter, inkl gridvisning </text:p>
      <text:p text:style-name="Standard">nye felttyper: autocreatetime time at first creation of this record <text:line-break/>autocreateDMY date where record was created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rsten Christiansen</meta:initial-creator>
    <meta:creation-date>2011-04-26T10:26:35</meta:creation-date>
    <dc:date>2011-06-07T17:06:38</dc:date>
    <meta:editing-duration>PT17H34M25S</meta:editing-duration>
    <meta:editing-cycles>30</meta:editing-cycles>
    <meta:generator>LibreOffice/3.4$Unix LibreOffice_project/340m1$Build-12</meta:generator>
    <meta:document-statistic meta:table-count="0" meta:image-count="0" meta:object-count="0" meta:page-count="3" meta:paragraph-count="1" meta:word-count="561" meta:character-count="3425" meta:non-whitespace-character-count="2905"/>
  </office:meta>
</office:document-meta>
</file>